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b8dfc" officeooo:paragraph-rsid="000b8dfc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13daf6" officeooo:paragraph-rsid="000a95e8" style:font-size-asian="16pt" style:font-weight-asian="bold" style:font-name-complex="Times-Bold1" style:font-size-complex="16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paragraph-rsid="000a95e8" style:font-size-asian="16pt" style:font-weight-asian="bold" style:font-name-complex="Times-Bold1" style:font-size-complex="16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0a95e8" officeooo:paragraph-rsid="000a95e8" style:font-size-asian="16pt" style:font-weight-asian="bold" style:font-name-complex="Times-Bold1" style:font-size-complex="16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0d2fa0" officeooo:paragraph-rsid="000d2fa0" style:font-size-asian="16pt" style:font-weight-asian="bold" style:font-name-complex="Times-Bold1" style:font-size-complex="16pt" style:font-weight-complex="bold"/>
    </style:style>
    <style:style style:name="P6" style:family="paragraph" style:parent-style-name="Text_20_body">
      <style:text-properties fo:font-weight="bold" officeooo:paragraph-rsid="000e8fe8"/>
    </style:style>
    <style:style style:name="P7" style:family="paragraph" style:parent-style-name="Text_20_body">
      <style:text-properties fo:font-weight="normal" officeooo:rsid="000f1df9" officeooo:paragraph-rsid="000f1df9" style:font-weight-asian="normal" style:font-weight-complex="normal"/>
    </style:style>
    <style:style style:name="P8" style:family="paragraph" style:parent-style-name="Text_20_body">
      <style:text-properties fo:font-weight="bold" officeooo:rsid="000e8fe8" officeooo:paragraph-rsid="000e8fe8" style:font-weight-asian="bold" style:font-weight-complex="bold"/>
    </style:style>
    <style:style style:name="P9" style:family="paragraph" style:parent-style-name="Text_20_body">
      <style:text-properties fo:font-weight="bold" officeooo:rsid="0018e52b" officeooo:paragraph-rsid="0018e52b" style:font-weight-asian="bold" style:font-weight-complex="bold"/>
    </style:style>
    <style:style style:name="T1" style:family="text">
      <style:text-properties officeooo:rsid="0008bd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adda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0e8fe8" style:font-weight-asian="normal" style:font-weight-complex="normal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officeooo:rsid="00178e29" style:font-weight-asian="normal" style:font-weight-complex="normal"/>
    </style:style>
    <style:style style:name="T6" style:family="text">
      <style:text-properties officeooo:rsid="000e8fe8" style:font-weight-asian="bold" style:font-weight-complex="bold"/>
    </style:style>
    <style:style style:name="T7" style:family="text">
      <style:text-properties officeooo:rsid="0018e5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<text:span text:style-name="T1">OMP</text:span> 20<text:span text:style-name="T1">0</text:span>: <text:span text:style-name="T1">Data Structures and Algorithms</text:span></text:p>
      <text:p text:style-name="P2">Fall 20<text:span text:style-name="T7">20</text:span></text:p>
      <text:p text:style-name="P5">Lab <text:span text:style-name="T7">7</text:span>: <text:span text:style-name="T3">Trees</text:span></text:p>
      <text:p text:style-name="P4"/>
      <text:p text:style-name="P6"><text:span text:style-name="T6">Task 1: </text:span><text:span text:style-name="T4">Implement the Tree, BinaryTree and LinkedBinaryTree classes from Chapter 8 of the book. </text:span><text:span text:style-name="T5">Please also include tree traversal codes from Section 8.4.4 in the appropriate places.</text:span></text:p>
      <text:p text:style-name="P8">Task 2: <text:span text:style-name="T2">Implement the ExpressionTree class from Chapter 8 of the book.</text:span></text:p>
      <text:p text:style-name="P9">Task 3: <text:span text:style-name="T2">Note that the build expression tree function of the ExpressionTree class is written in such a way that a leaf token can be any string; for example, it parses the expression (a*(b+c)) . However, within the evaluate method, an error would occur when attempting to convert a leaf token to a number. Modify the evaluate method to accept an optional Python dictionary that can be used to map such string variables to numeric values, with a syntax such as T.evaluate({ a :3, b :1, c :5}). In this way, the same algebraic expression can be evaluated using different values.</text:span></text:p>
      <text:p text:style-name="P9">Task 4: <text:span text:style-name="T2">Implement a postfix method of the ExpressionTree class of Section 8.5 that produces the postfix notation for the given expression. Hint: Use postorder traversa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b8dfc" officeooo:paragraph-rsid="000b8df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8:57:22.546770399</meta:creation-date>
    <dc:date>2020-12-18T10:44:54.464288878</dc:date>
    <meta:editing-duration>PT17H38M3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78" meta:character-count="1056" meta:non-whitespace-character-count="885"/>
  </office:meta>
</office:document-meta>
</file>